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VICIOS GENERALES SANTA URSUL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G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ZA RAMOS BELISA MARIB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3856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IZA RAMOS JESUS SID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76850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5:10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